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PMincho" svg:font-family="'MS PMinch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099cm" fo:margin-left="0cm" table:align="left"/>
    </style:style>
    <style:style style:name="Table1.A" style:family="table-column">
      <style:table-column-properties style:column-width="3.895cm"/>
    </style:style>
    <style:style style:name="Table1.B" style:family="table-column">
      <style:table-column-properties style:column-width="13.2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-asian="MS PMincho"/>
    </style:style>
    <style:style style:name="P2" style:family="paragraph" style:parent-style-name="Table_20_Contents">
      <style:text-properties officeooo:rsid="00166d7d" officeooo:paragraph-rsid="00166d7d"/>
    </style:style>
    <style:style style:name="P3" style:family="paragraph" style:parent-style-name="Table_20_Contents">
      <style:text-properties officeooo:rsid="00187652" officeooo:paragraph-rsid="00187652"/>
    </style:style>
    <style:style style:name="P4" style:family="paragraph" style:parent-style-name="Table_20_Contents">
      <style:text-properties officeooo:rsid="0019b415" officeooo:paragraph-rsid="0019b415"/>
    </style:style>
    <style:style style:name="P5" style:family="paragraph" style:parent-style-name="Table_20_Contents">
      <style:text-properties officeooo:rsid="002161ac" officeooo:paragraph-rsid="002161ac"/>
    </style:style>
    <style:style style:name="P6" style:family="paragraph" style:parent-style-name="Table_20_Contents">
      <style:text-properties officeooo:rsid="00173424" officeooo:paragraph-rsid="002161ac"/>
    </style:style>
    <style:style style:name="P7" style:family="paragraph" style:parent-style-name="Table_20_Contents">
      <style:text-properties officeooo:paragraph-rsid="002161ac"/>
    </style:style>
    <style:style style:name="P8" style:family="paragraph" style:parent-style-name="Table_20_Contents">
      <style:text-properties officeooo:rsid="0009c51f" officeooo:paragraph-rsid="002161ac"/>
    </style:style>
    <style:style style:name="P9" style:family="paragraph" style:parent-style-name="Table_20_Contents">
      <style:text-properties officeooo:paragraph-rsid="00222b98"/>
    </style:style>
    <style:style style:name="T1" style:family="text">
      <style:text-properties officeooo:rsid="00187652"/>
    </style:style>
    <style:style style:name="T2" style:family="text">
      <style:text-properties officeooo:rsid="001d0cb4"/>
    </style:style>
    <style:style style:name="T3" style:family="text">
      <style:text-properties officeooo:rsid="002161ac"/>
    </style:style>
    <style:style style:name="T4" style:family="text">
      <style:text-properties officeooo:rsid="0009c51f"/>
    </style:style>
    <style:style style:name="T5" style:family="text">
      <style:text-properties officeooo:rsid="00222b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ユースケース名</text:p>
          </table:table-cell>
          <table:table-cell table:style-name="Table1.B1" office:value-type="string">
            <text:p text:style-name="Table_20_Contents">ユーザーを登録する</text:p>
          </table:table-cell>
        </table:table-row>
        <table:table-row>
          <table:table-cell table:style-name="Table1.A2" office:value-type="string">
            <text:p text:style-name="P1">アクター</text:p>
          </table:table-cell>
          <table:table-cell table:style-name="Table1.B2" office:value-type="string">
            <text:p text:style-name="P9">ユーザー<text:span text:style-name="T5">(</text:span>学生または教員<text:span text:style-name="T5">)</text:span></text:p>
          </table:table-cell>
        </table:table-row>
        <table:table-row>
          <table:table-cell table:style-name="Table1.A2" office:value-type="string">
            <text:p text:style-name="P1">事前条件</text:p>
          </table:table-cell>
          <table:table-cell table:style-name="Table1.B2" office:value-type="string">
            <text:p text:style-name="P3">1. ユーザーが<text:span text:style-name="T5">@kindai.ac.jpまたは@info.kindai.ac.jpドメインのメール</text:span>を取得している。</text:p>
            <text:p text:style-name="P2"><text:span text:style-name="T1">2. </text:span>webブラウザが起動されている。</text:p>
            <text:p text:style-name="P5">3. ユーザがトップページのURLにアクセスし、登録ページのリンクをクリックする。</text:p>
          </table:table-cell>
        </table:table-row>
        <table:table-row>
          <table:table-cell table:style-name="Table1.A2" office:value-type="string">
            <text:p text:style-name="P1">基本系列</text:p>
          </table:table-cell>
          <table:table-cell table:style-name="Table1.B2" office:value-type="string">
            <text:p text:style-name="P2"><text:span text:style-name="T3">1. </text:span>アクターが、登録ページのURLにアクセスする。</text:p>
            <text:p text:style-name="P2"><text:span text:style-name="T3">2. </text:span>システムが、登録ページを表示する。</text:p>
            <text:p text:style-name="P2"><text:span text:style-name="T3">3. </text:span>アクターが、「<text:span text:style-name="T2">id</text:span>」フィールドにログインIDを入力する。</text:p>
            <text:p text:style-name="P2"><text:span text:style-name="T3">4. </text:span>アクターが、「password」フィールドにパスワードを入力する。</text:p>
            <text:p text:style-name="P3"><text:span text:style-name="T3">5. </text:span>アクターが、「mail」フィールドにkindai.ac.jpドメインまたは<text:span text:style-name="T5">info.kindai.ac.jpドメイン</text:span>のメールアドレスを入力する。</text:p>
            <text:p text:style-name="P6"><text:span text:style-name="T3">6. </text:span>アクターが、「登録」ボタンを押下する。</text:p>
            <text:p text:style-name="P3"><text:span text:style-name="T3">7. </text:span>システムが仮登録完了のページを表示する。</text:p>
            <text:p text:style-name="P4"><text:span text:style-name="T3">8. </text:span>アクターがメールを確認する。</text:p>
            <text:p text:style-name="P4"><text:span text:style-name="T3">9. </text:span>アクターがメールの本登録のリンクにアクセスする。</text:p>
            <text:p text:style-name="P4"><text:span text:style-name="T3">10. </text:span>システムが本登録ページを表示する。</text:p>
            <text:p text:style-name="P5">11. アクターが「<text:span text:style-name="T5">select</text:span>」フィールドの必要事項を選ぶ。</text:p>
            <text:p text:style-name="P5">12. アクターが、「本登録」ボタンを押下する。</text:p>
            <text:p text:style-name="P5">13. システムが、本登録完了のページを表示する。</text:p>
          </table:table-cell>
        </table:table-row>
        <table:table-row>
          <table:table-cell table:style-name="Table1.A2" office:value-type="string">
            <text:p text:style-name="P1">事後条件</text:p>
          </table:table-cell>
          <table:table-cell table:style-name="Table1.B2" office:value-type="string">
            <text:p text:style-name="P4">1．本登録完了ページを表示する．</text:p>
          </table:table-cell>
        </table:table-row>
        <table:table-row>
          <table:table-cell table:style-name="Table1.A2" office:value-type="string">
            <text:p text:style-name="P1">説明</text:p>
          </table:table-cell>
          <table:table-cell table:style-name="Table1.B2" office:value-type="string">
            <text:p text:style-name="P7"><text:span text:style-name="T4">1. </text:span>登録ページ</text:p>
            <text:p text:style-name="P7">　　○　本アプリケーションのタイトルを表示する．</text:p>
            <text:p text:style-name="P7">　　○　ログインIDの入力するための「id」フィールドを表示する。</text:p>
            <text:p text:style-name="P7">　　○　パスワードを入力するための「password」フィールドを表示する。</text:p>
            <text:p text:style-name="P7">　　○　メールアドレスを入力するため「mail」のフィールドを表示する。</text:p>
            <text:p text:style-name="P7">　　○　「登録」ボタンを表示する。</text:p>
            <text:p text:style-name="P7"><text:span text:style-name="T4">2. </text:span>仮登録ページ</text:p>
            <text:p text:style-name="P7">　　○　本アプリケーションのタイトルを表示する。</text:p>
            <text:p text:style-name="P7">　　○　メールアドレスに確認メールが送られることを表示する。</text:p>
            <text:p text:style-name="P7"><text:span text:style-name="T4">3. </text:span>本登録ページ</text:p>
            <text:p text:style-name="P7">　　○　本アプリケーションのタイトルを表示する．</text:p>
            <text:p text:style-name="P7">　　○　「<text:span text:style-name="T5">select」フィールドを表示する。</text:span></text:p>
            <text:p text:style-name="P7">　　○　「本登録」ボタンを表示する。</text:p>
            <text:p text:style-name="P8">4. 本登録完了ページ</text:p>
            <text:p text:style-name="P8">　　○　本アプリケーションのタイトルを表示する。</text:p>
            <text:p text:style-name="P8">　　○　本登録が完了したことを表示する。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PMincho" svg:font-family="'MS PMinch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9T22:11:44.870156000</meta:creation-date>
    <dc:date>2014-12-08T22:48:03.210176000</dc:date>
    <meta:editing-duration>PT28M55S</meta:editing-duration>
    <meta:editing-cycles>7</meta:editing-cycles>
    <meta:generator>LibreOffice/4.3.4.1$MacOSX_x86 LibreOffice_project/bc356b2f991740509f321d70e4512a6a54c5f243</meta:generator>
    <meta:document-statistic meta:table-count="1" meta:image-count="0" meta:object-count="0" meta:page-count="1" meta:paragraph-count="41" meta:word-count="731" meta:character-count="907" meta:non-whitespace-character-count="851"/>
  </office:meta>
</office:document-meta>
</file>